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40b" officeooo:paragraph-rsid="0004f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HUB</text:p>
      <text:p text:style-name="P1"/>
      <text:p text:style-name="P1">COMO UTILIZAR GIT HU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00:15:16.405000000</meta:creation-date>
    <dc:date>2024-06-08T00:15:37.571000000</dc:date>
    <meta:editing-duration>PT21S</meta:editing-duration>
    <meta:editing-cycles>1</meta:editing-cycles>
    <meta:document-statistic meta:table-count="0" meta:image-count="0" meta:object-count="0" meta:page-count="1" meta:paragraph-count="2" meta:word-count="6" meta:character-count="29" meta:non-whitespace-character-count="25"/>
    <meta:generator>LibreOffice/24.2.2.2$Windows_X86_64 LibreOffice_project/d56cc158d8a96260b836f100ef4b4ef25d6f1a01</meta:generator>
  </office:meta>
</office:document-meta>
</file>